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Normal" style:font-family-generic="roman"/>
  </office:font-face-decls>
  <office:automatic-styles>
    <style:style style:name="Tableau1" style:family="table">
      <style:table-properties style:width="14.199cm" table:align="center"/>
    </style:style>
    <style:style style:name="Tableau1.A" style:family="table-column">
      <style:table-column-properties style:column-width="3.08cm"/>
    </style:style>
    <style:style style:name="Tableau1.B" style:family="table-column">
      <style:table-column-properties style:column-width="3.478cm"/>
    </style:style>
    <style:style style:name="Tableau1.C" style:family="table-column">
      <style:table-column-properties style:column-width="1.685cm"/>
    </style:style>
    <style:style style:name="Tableau1.D" style:family="table-column">
      <style:table-column-properties style:column-width="1.683cm"/>
    </style:style>
    <style:style style:name="Tableau1.E" style:family="table-column">
      <style:table-column-properties style:column-width="2.482cm"/>
    </style:style>
    <style:style style:name="Tableau1.F" style:family="table-column">
      <style:table-column-properties style:column-width="1.792cm"/>
    </style:style>
    <style:style style:name="Tableau1.A1" style:family="table-cell">
      <style:table-cell-properties style:vertical-align="middle" fo:padding="0.097cm" fo:border-left="1pt solid #000000" fo:border-right="none" fo:border-top="1pt solid #000000" fo:border-bottom="none"/>
    </style:style>
    <style:style style:name="Tableau1.B1" style:family="table-cell">
      <style:table-cell-properties style:vertical-align="middle" fo:padding="0.097cm" fo:border-left="none" fo:border-right="none" fo:border-top="1pt solid #000000" fo:border-bottom="none"/>
    </style:style>
    <style:style style:name="Tableau1.F1" style:family="table-cell">
      <style:table-cell-properties style:vertical-align="middle" fo:padding="0.097cm" fo:border-left="none" fo:border-right="1pt solid #000000" fo:border-top="1pt solid #000000" fo:border-bottom="none"/>
    </style:style>
    <style:style style:name="Tableau1.A2" style:family="table-cell">
      <style:table-cell-properties style:vertical-align="middle" fo:padding="0.097cm" fo:border-left="1pt solid #000000" fo:border-right="none" fo:border-top="none" fo:border-bottom="none"/>
    </style:style>
    <style:style style:name="Tableau1.B2" style:family="table-cell">
      <style:table-cell-properties style:vertical-align="middle" fo:padding="0.097cm" fo:border="none"/>
    </style:style>
    <style:style style:name="Tableau1.F2" style:family="table-cell">
      <style:table-cell-properties style:vertical-align="middle" fo:padding="0.097cm" fo:border-left="none" fo:border-right="1pt solid #000000" fo:border-top="none" fo:border-bottom="none"/>
    </style:style>
    <style:style style:name="Tableau1.A3" style:family="table-cell">
      <style:table-cell-properties style:vertical-align="middle" fo:padding="0.097cm" fo:border-left="1pt solid #000000" fo:border-right="none" fo:border-top="none" fo:border-bottom="1pt solid #000000"/>
    </style:style>
    <style:style style:name="Tableau1.B3" style:family="table-cell">
      <style:table-cell-properties style:vertical-align="middle" fo:padding="0.097cm" fo:border-left="none" fo:border-right="1pt solid #000000" fo:border-top="none" fo:border-bottom="1pt solid #000000"/>
    </style:style>
    <style:style style:name="P1" style:family="paragraph" style:parent-style-name="Text_20_body">
      <style:paragraph-properties fo:line-height="100%"/>
      <style:text-properties officeooo:paragraph-rsid="00b6ca94"/>
    </style:style>
    <style:style style:name="P2" style:family="paragraph" style:parent-style-name="Text_20_body">
      <style:paragraph-properties fo:line-height="100%"/>
      <style:text-properties officeooo:paragraph-rsid="00b85707"/>
    </style:style>
    <style:style style:name="P3" style:family="paragraph" style:parent-style-name="Text_20_body">
      <style:paragraph-properties fo:line-height="100%"/>
      <style:text-properties officeooo:paragraph-rsid="00c592e9"/>
    </style:style>
    <style:style style:name="P4" style:family="paragraph" style:parent-style-name="Text_20_body">
      <style:paragraph-properties fo:line-height="100%"/>
      <style:text-properties officeooo:paragraph-rsid="00c7c169"/>
    </style:style>
    <style:style style:name="P5" style:family="paragraph" style:parent-style-name="Text_20_body">
      <style:paragraph-properties fo:line-height="100%"/>
      <style:text-properties officeooo:paragraph-rsid="00c12ca8"/>
    </style:style>
    <style:style style:name="P6" style:family="paragraph" style:parent-style-name="Text_20_body">
      <style:paragraph-properties fo:line-height="100%"/>
      <style:text-properties officeooo:paragraph-rsid="00c6b9fb"/>
    </style:style>
    <style:style style:name="P7" style:family="paragraph" style:parent-style-name="Text_20_body" style:master-page-name="">
      <loext:graphic-properties draw:fill="none"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page-number="auto" fo:background-color="transparent"/>
      <style:text-properties officeooo:paragraph-rsid="00c12ca8"/>
    </style:style>
    <style:style style:name="P8" style:family="paragraph" style:parent-style-name="Table_20_Contents">
      <style:paragraph-properties fo:text-align="center" style:justify-single-word="false"/>
      <style:text-properties officeooo:rsid="00c12ca8" officeooo:paragraph-rsid="00c12ca8" style:font-size-asian="10.5pt"/>
    </style:style>
    <style:style style:name="P9" style:family="paragraph" style:parent-style-name="Table_20_Contents">
      <style:paragraph-properties fo:text-align="center" style:justify-single-word="false"/>
      <style:text-properties officeooo:rsid="00c4aebf" officeooo:paragraph-rsid="00c56673" style:font-size-asian="10.5pt"/>
    </style:style>
    <style:style style:name="P10" style:family="paragraph" style:parent-style-name="Table_20_Contents">
      <style:paragraph-properties fo:text-align="center" style:justify-single-word="false"/>
      <style:text-properties fo:font-size="8pt" officeooo:rsid="00c12ca8" officeooo:paragraph-rsid="00c12ca8" style:font-size-asian="8pt" style:font-size-complex="8pt"/>
    </style:style>
    <style:style style:name="P11" style:family="paragraph" style:parent-style-name="Table_20_Contents">
      <style:paragraph-properties fo:text-align="center" style:justify-single-word="false"/>
      <style:text-properties fo:font-size="8pt" style:font-size-asian="8pt" style:font-size-complex="8pt"/>
    </style:style>
    <style:style style:name="P12" style:family="paragraph" style:parent-style-name="Table_20_Contents">
      <style:paragraph-properties fo:text-align="center" style:justify-single-word="false"/>
      <style:text-properties fo:color="#127622" loext:opacity="100%" officeooo:rsid="00c12ca8" officeooo:paragraph-rsid="00c12ca8" style:font-size-asian="10.5pt"/>
    </style:style>
    <style:style style:name="P13" style:family="paragraph" style:parent-style-name="Table_20_Contents">
      <style:paragraph-properties fo:text-align="center" style:justify-single-word="false"/>
      <style:text-properties fo:color="#127622" loext:opacity="100%" fo:font-size="8pt" officeooo:rsid="00c12ca8" officeooo:paragraph-rsid="00c12ca8" style:font-size-asian="8pt" style:font-size-complex="8pt"/>
    </style:style>
    <style:style style:name="P14" style:family="paragraph" style:parent-style-name="Table_20_Contents">
      <style:paragraph-properties fo:text-align="center" style:justify-single-word="false"/>
      <style:text-properties fo:color="#d62e4e" loext:opacity="100%" officeooo:rsid="00c12ca8" officeooo:paragraph-rsid="00c12ca8" style:font-size-asian="10.5pt"/>
    </style:style>
    <style:style style:name="P15" style:family="paragraph" style:parent-style-name="Table_20_Contents">
      <style:paragraph-properties fo:text-align="center" style:justify-single-word="false"/>
      <style:text-properties fo:color="#d62e4e" loext:opacity="100%" fo:font-size="8pt" officeooo:rsid="00c12ca8" officeooo:paragraph-rsid="00c12ca8" style:font-size-asian="8pt" style:font-size-complex="8pt"/>
    </style:style>
    <style:style style:name="P16" style:family="paragraph" style:parent-style-name="Table_20_Contents">
      <style:paragraph-properties fo:text-align="center" style:justify-single-word="false"/>
      <style:text-properties fo:color="#d62e4e" loext:opacity="100%" fo:font-size="8pt" officeooo:rsid="00c34b2f" officeooo:paragraph-rsid="00c34b2f" style:font-size-asian="8pt" style:font-size-complex="8pt"/>
    </style:style>
    <style:style style:name="P17" style:family="paragraph" style:parent-style-name="Table_20_Contents">
      <style:paragraph-properties fo:text-align="center" style:justify-single-word="false"/>
      <style:text-properties fo:color="#784b04" loext:opacity="100%" officeooo:rsid="00c12ca8" officeooo:paragraph-rsid="00c12ca8" style:font-size-asian="10.5pt"/>
    </style:style>
    <style:style style:name="P18" style:family="paragraph" style:parent-style-name="Table_20_Contents">
      <style:paragraph-properties fo:text-align="center" style:justify-single-word="false"/>
      <style:text-properties fo:color="#784b04" loext:opacity="100%" fo:font-size="8pt" officeooo:rsid="00c12ca8" officeooo:paragraph-rsid="00c4aebf" style:font-size-asian="8pt" style:font-size-complex="8pt"/>
    </style:style>
    <style:style style:name="P19" style:family="paragraph" style:parent-style-name="Table_20_Contents">
      <style:paragraph-properties fo:text-align="center" style:justify-single-word="false"/>
      <style:text-properties fo:color="#784b04" loext:opacity="100%" fo:font-size="8pt" officeooo:rsid="00c4aebf" officeooo:paragraph-rsid="00c4aebf" style:font-size-asian="8pt" style:font-size-complex="8pt"/>
    </style:style>
    <style:style style:name="P20" style:family="paragraph" style:parent-style-name="Table_20_Contents">
      <style:paragraph-properties fo:text-align="center" style:justify-single-word="false"/>
      <style:text-properties fo:color="#808080" loext:opacity="100%" officeooo:rsid="00c12ca8" officeooo:paragraph-rsid="00c12ca8" style:font-size-asian="10.5pt"/>
    </style:style>
    <style:style style:name="P21" style:family="paragraph" style:parent-style-name="Table_20_Contents">
      <style:paragraph-properties fo:text-align="center" style:justify-single-word="false"/>
      <style:text-properties fo:color="#808080" loext:opacity="100%" fo:font-size="8pt" officeooo:rsid="00c56673" officeooo:paragraph-rsid="00c56673" style:font-size-asian="8pt" style:font-size-complex="8pt"/>
    </style:style>
    <style:style style:name="P22" style:family="paragraph" style:parent-style-name="Table_20_Contents">
      <style:paragraph-properties fo:text-align="center" style:justify-single-word="false"/>
      <style:text-properties fo:color="#355269" loext:opacity="100%" officeooo:rsid="00c12ca8" officeooo:paragraph-rsid="00c12ca8" style:font-size-asian="10.5pt"/>
    </style:style>
    <style:style style:name="P23" style:family="paragraph" style:parent-style-name="Table_20_Contents">
      <style:paragraph-properties fo:text-align="center" style:justify-single-word="false"/>
      <style:text-properties fo:color="#355269" loext:opacity="100%" fo:font-size="8pt" officeooo:rsid="00c12ca8" officeooo:paragraph-rsid="00c4aebf" style:font-size-asian="8pt" style:font-size-complex="8pt"/>
    </style:style>
    <style:style style:name="P24" style:family="paragraph" style:parent-style-name="Table_20_Contents">
      <style:paragraph-properties fo:text-align="center" style:justify-single-word="false"/>
      <style:text-properties fo:color="#355269" loext:opacity="100%" fo:font-size="8pt" officeooo:rsid="00c34b2f" officeooo:paragraph-rsid="00c4aebf" style:font-size-asian="8pt" style:font-size-complex="8pt"/>
    </style:style>
    <style:style style:name="P25" style:family="paragraph" style:parent-style-name="Text_20_body">
      <style:paragraph-properties fo:line-height="100%"/>
      <style:text-properties style:font-name="Arial3" officeooo:rsid="00b85707" officeooo:paragraph-rsid="00b85707" style:font-size-asian="10.5pt"/>
    </style:style>
    <style:style style:name="P26" style:family="paragraph" style:parent-style-name="Text_20_body">
      <style:paragraph-properties fo:line-height="100%" fo:text-align="center" style:justify-single-word="false"/>
      <style:text-properties style:font-name="Arial3" officeooo:rsid="00b85707" officeooo:paragraph-rsid="00b85707" style:font-size-asian="10.5pt"/>
    </style:style>
    <style:style style:name="P27" style:family="paragraph" style:parent-style-name="Text_20_body">
      <style:paragraph-properties fo:line-height="100%" fo:text-align="start" style:justify-single-word="false"/>
      <style:text-properties style:font-name="Arial3" officeooo:rsid="00b85707" officeooo:paragraph-rsid="00b85707" style:font-size-asian="10.5pt"/>
    </style:style>
    <style:style style:name="P28" style:family="paragraph" style:parent-style-name="Text_20_body">
      <style:paragraph-properties fo:line-height="100%"/>
      <style:text-properties style:font-name="Arial3" officeooo:rsid="00c12ca8" officeooo:paragraph-rsid="00c12ca8" style:font-size-asian="10.5pt"/>
    </style:style>
    <style:style style:name="P29" style:family="paragraph" style:parent-style-name="Text_20_body">
      <style:paragraph-properties fo:line-height="100%"/>
      <style:text-properties style:font-name="Arial3" officeooo:rsid="00c592e9" officeooo:paragraph-rsid="00c592e9" style:font-size-asian="10.5pt"/>
    </style:style>
    <style:style style:name="P30" style:family="paragraph" style:parent-style-name="Text_20_body">
      <style:paragraph-properties fo:line-height="100%"/>
      <style:text-properties style:font-name="Arial3" officeooo:rsid="008f4831" officeooo:paragraph-rsid="00c7c169" style:font-size-asian="10.5pt"/>
    </style:style>
    <style:style style:name="P31" style:family="paragraph" style:parent-style-name="Text_20_body">
      <style:paragraph-properties fo:line-height="100%"/>
      <style:text-properties style:font-name="Arial3" officeooo:rsid="008f4831" officeooo:paragraph-rsid="00c86187" style:font-size-asian="10.5pt"/>
    </style:style>
    <style:style style:name="P32" style:family="paragraph" style:parent-style-name="Text_20_body">
      <style:paragraph-properties fo:line-height="100%" fo:text-align="center" style:justify-single-word="false"/>
      <style:text-properties style:font-name="Arial3" officeooo:rsid="008f4831" officeooo:paragraph-rsid="00c86187" style:font-size-asian="10.5pt"/>
    </style:style>
    <style:style style:name="P33" style:family="paragraph" style:parent-style-name="Text_20_body">
      <style:paragraph-properties fo:line-height="100%"/>
      <style:text-properties style:font-name="Arial3" officeooo:rsid="008f4831" officeooo:paragraph-rsid="00cc2e33" style:font-size-asian="10.5pt"/>
    </style:style>
    <style:style style:name="P34" style:family="paragraph" style:parent-style-name="Text_20_body">
      <style:paragraph-properties fo:line-height="100%"/>
      <style:text-properties style:font-name="Arial3" officeooo:rsid="00ca1fc0" officeooo:paragraph-rsid="00ca1fc0" style:font-size-asian="10.5pt"/>
    </style:style>
    <style:style style:name="P35" style:family="paragraph" style:parent-style-name="Text_20_body">
      <style:paragraph-properties fo:line-height="100%" fo:text-align="start" style:justify-single-word="false"/>
      <style:text-properties style:font-name="Arial3" officeooo:rsid="00cc2e33" officeooo:paragraph-rsid="00cd9218" style:font-size-asian="10.5pt"/>
    </style:style>
    <style:style style:name="P3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text-properties style:font-name="Arial3" officeooo:rsid="00cc2e33" officeooo:paragraph-rsid="00cd9218" style:font-size-asian="10.5pt"/>
    </style:style>
    <style:style style:name="P37" style:family="paragraph" style:parent-style-name="Text_20_body">
      <style:paragraph-properties fo:line-height="100%"/>
      <style:text-properties style:font-name="Arial3" officeooo:rsid="00cc2e33" officeooo:paragraph-rsid="00cc2e33" style:font-size-asian="10.5pt"/>
    </style:style>
    <style:style style:name="P38" style:family="paragraph" style:parent-style-name="Text_20_body">
      <style:paragraph-properties fo:line-height="100%"/>
      <style:text-properties style:font-name="Arial3" officeooo:rsid="00d19e83" officeooo:paragraph-rsid="00d19e83" style:font-size-asian="10.5pt"/>
    </style:style>
    <style:style style:name="P39" style:family="paragraph" style:parent-style-name="Text_20_body">
      <style:paragraph-properties fo:line-height="100%"/>
      <style:text-properties style:font-name="Arial3" officeooo:rsid="00d2e2b5" officeooo:paragraph-rsid="00d2e2b5" style:font-size-asian="10.5pt"/>
    </style:style>
    <style:style style:name="P40" style:family="paragraph" style:parent-style-name="Text_20_body">
      <style:paragraph-properties fo:line-height="100%"/>
      <style:text-properties style:font-name="Arial3" officeooo:rsid="00d9d8aa" officeooo:paragraph-rsid="00d9d8aa" style:font-size-asian="10.5pt"/>
    </style:style>
    <style:style style:name="P41" style:family="paragraph" style:parent-style-name="tfTitre_20_Chapitre">
      <style:text-properties officeooo:rsid="00b6ca94"/>
    </style:style>
    <style:style style:name="P42" style:family="paragraph" style:parent-style-name="Text_20_body" style:list-style-name="tfPuce">
      <style:paragraph-properties fo:line-height="100%"/>
      <style:text-properties officeooo:paragraph-rsid="00b6ca94"/>
    </style:style>
    <style:style style:name="P43" style:family="paragraph" style:parent-style-name="Text_20_body" style:list-style-name="tfPuce">
      <style:paragraph-properties fo:line-height="100%"/>
      <style:text-properties officeooo:paragraph-rsid="00b85707"/>
    </style:style>
    <style:style style:name="P44" style:family="paragraph" style:parent-style-name="Text_20_body" style:list-style-name="tfPuce">
      <style:paragraph-properties fo:line-height="100%"/>
      <style:text-properties officeooo:paragraph-rsid="00c592e9"/>
    </style:style>
    <style:style style:name="P45" style:family="paragraph" style:parent-style-name="Text_20_body" style:list-style-name="tfPuce">
      <style:paragraph-properties fo:line-height="100%"/>
      <style:text-properties officeooo:paragraph-rsid="00c7c169"/>
    </style:style>
    <style:style style:name="P46" style:family="paragraph" style:parent-style-name="Text_20_body" style:list-style-name="tfNum_20_1_29_">
      <style:paragraph-properties fo:line-height="100%"/>
      <style:text-properties officeooo:paragraph-rsid="00c7c169"/>
    </style:style>
    <style:style style:name="P47" style:family="paragraph" style:parent-style-name="Text_20_body" style:list-style-name="tfPuce">
      <style:paragraph-properties fo:line-height="100%"/>
      <style:text-properties style:font-name="Arial3" officeooo:rsid="00ca1fc0" officeooo:paragraph-rsid="00ca1fc0" style:font-size-asian="10.5pt"/>
    </style:style>
    <style:style style:name="P48" style:family="paragraph" style:parent-style-name="Text_20_body" style:list-style-name="tfPuce">
      <style:paragraph-properties fo:line-height="100%"/>
      <style:text-properties style:font-name="Arial3" officeooo:rsid="00d5f36d" officeooo:paragraph-rsid="00d5f36d" style:font-size-asian="10.5pt"/>
    </style:style>
    <style:style style:name="P49" style:family="paragraph" style:parent-style-name="Text_20_body" style:list-style-name="tfPuce">
      <style:paragraph-properties fo:line-height="100%"/>
      <style:text-properties style:font-name="Arial3" officeooo:rsid="00cc2e33" officeooo:paragraph-rsid="00cc2e33" style:font-size-asian="10.5pt"/>
    </style:style>
    <style:style style:name="P50" style:family="paragraph" style:parent-style-name="tfTitre_20_I_29_">
      <style:paragraph-properties fo:break-before="page"/>
    </style:style>
    <style:style style:name="P51" style:family="paragraph">
      <loext:graphic-properties draw:fill="solid" draw:fill-color="#f6f9d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dbb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dee6e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d7d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style>
    <style:style style:name="P5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3"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729fcf" draw:opacity="2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ffaa95"/>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dee6e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3"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Arial3" officeooo:rsid="008f4831" style:font-size-asian="10.5pt"/>
    </style:style>
    <style:style style:name="T2" style:family="text">
      <style:text-properties style:font-name="Arial3" officeooo:rsid="00b6ca94" style:font-size-asian="10.5pt"/>
    </style:style>
    <style:style style:name="T3" style:family="text">
      <style:text-properties style:font-name="Arial3" officeooo:rsid="00b85707" style:font-size-asian="10.5pt"/>
    </style:style>
    <style:style style:name="T4" style:family="text">
      <style:text-properties style:font-name="Arial3" officeooo:rsid="00c12ca8" style:font-size-asian="10.5pt"/>
    </style:style>
    <style:style style:name="T5" style:family="text">
      <style:text-properties style:font-name="Arial3" officeooo:rsid="00c592e9" style:font-size-asian="10.5pt"/>
    </style:style>
    <style:style style:name="T6" style:family="text">
      <style:text-properties style:font-name="Arial3" officeooo:rsid="00c6b9fb" style:font-size-asian="10.5pt"/>
    </style:style>
    <style:style style:name="T7" style:family="text">
      <style:text-properties style:font-name="Arial3" officeooo:rsid="00c7c169" style:font-size-asian="10.5pt"/>
    </style:style>
    <style:style style:name="T8" style:family="text">
      <style:text-properties style:font-name="Arial3" officeooo:rsid="00c86187" style:font-size-asian="10.5pt"/>
    </style:style>
    <style:style style:name="T9" style:family="text">
      <style:text-properties style:font-name="Arial3" officeooo:rsid="00d067b5" style:font-size-asian="10.5pt"/>
    </style:style>
    <style:style style:name="T10" style:family="text">
      <style:text-properties style:font-name="Arial3" officeooo:rsid="00d19e83" style:font-size-asian="10.5pt"/>
    </style:style>
    <style:style style:name="T11" style:family="text">
      <style:text-properties style:font-name="Arial3" fo:font-weight="bold" officeooo:rsid="00b6ca94" style:font-size-asian="10.5pt" style:font-weight-asian="bold" style:font-weight-complex="bold"/>
    </style:style>
    <style:style style:name="T12" style:family="text">
      <style:text-properties style:font-name="Arial3" fo:font-weight="bold" officeooo:rsid="008f4831" style:font-size-asian="10.5pt" style:font-weight-asian="bold" style:font-weight-complex="bold"/>
    </style:style>
    <style:style style:name="T13" style:family="text">
      <style:text-properties style:font-name="Arial3" fo:font-weight="bold" officeooo:rsid="00b85707" style:font-size-asian="10.5pt" style:font-weight-asian="bold" style:font-weight-complex="bold"/>
    </style:style>
    <style:style style:name="T14" style:family="text">
      <style:text-properties style:font-name="Arial3" fo:font-weight="bold" officeooo:rsid="00c6b9fb" style:font-size-asian="10.5pt" style:font-weight-asian="bold" style:font-weight-complex="bold"/>
    </style:style>
    <style:style style:name="T15" style:family="text">
      <style:text-properties style:font-name="Arial3" fo:font-weight="bold" officeooo:rsid="00c7c169" style:font-size-asian="10.5pt" style:font-weight-asian="bold" style:font-weight-complex="bold"/>
    </style:style>
    <style:style style:name="T16" style:family="text">
      <style:text-properties officeooo:rsid="00c34b2f"/>
    </style:style>
    <style:style style:name="T17" style:family="text">
      <style:text-properties officeooo:rsid="00c86187"/>
    </style:style>
    <style:style style:name="T18" style:family="text">
      <style:text-properties officeooo:rsid="00cd9218"/>
    </style:style>
    <style:style style:name="T19" style:family="text">
      <style:text-properties officeooo:rsid="00cee926"/>
    </style:style>
    <style:style style:name="T20" style:family="text">
      <style:text-properties officeooo:rsid="00d2e2b5"/>
    </style:style>
    <style:style style:name="T21" style:family="text">
      <style:text-properties fo:font-weight="bold" style:font-weight-asian="bold" style:font-weight-complex="bold"/>
    </style:style>
    <style:style style:name="T22" style:family="text">
      <style:text-properties officeooo:rsid="00d32d4b"/>
    </style:style>
    <style:style style:name="T23" style:family="text">
      <style:text-properties officeooo:rsid="00d51c81"/>
    </style:style>
    <style:style style:name="T24" style:family="text">
      <style:text-properties officeooo:rsid="00d9d8aa"/>
    </style:style>
    <style:style style:name="T25" style:family="text">
      <style:text-properties officeooo:rsid="00dae735"/>
    </style:style>
    <style:style style:name="T26" style:family="text">
      <style:text-properties officeooo:rsid="00dda658"/>
    </style:style>
    <style:style style:name="T27" style:family="text">
      <style:text-properties officeooo:rsid="00de6121"/>
    </style:style>
    <style:style style:name="T28" style:family="text">
      <style:text-properties fo:font-variant="normal" fo:text-transform="none" style:use-window-font-color="true" loext:opacity="0%" style:text-outline="false" style:text-line-through-style="none" style:text-line-through-type="none" style:font-name="Arial3"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Arial3"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6f9d4" draw:textarea-horizontal-align="justify" draw:textarea-vertical-align="middle" draw:auto-grow-height="false" fo:min-height="1.166cm" fo:min-width="7.719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dbb6" draw:textarea-horizontal-align="justify" draw:textarea-vertical-align="middle" draw:auto-grow-height="false" fo:min-height="0.582cm" fo:min-width="1.23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1.083cm" fo:min-width="5.39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d7d7" draw:textarea-horizontal-align="justify" draw:textarea-vertical-align="middle" draw:auto-grow-height="false" fo:min-height="0.931cm" fo:min-width="3.14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50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2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7.19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20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1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0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5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9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8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62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opacity="20%" draw:textarea-horizontal-align="justify" draw:textarea-vertical-align="middle" draw:auto-grow-height="false" fo:min-height="9.163cm" fo:min-width="4.914cm" fo:padding-top="0.125cm" fo:padding-bottom="0.125cm" fo:padding-left="0.25cm" fo:padding-right="0.25cm" fo:wrap-option="wrap" draw:shadow="hidden" draw:shadow-offset-x="0.199cm" draw:shadow-offset-y="0.199cm" draw:shadow-color="#808080" draw:shadow-opacity="2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ffaa95" draw:textarea-horizontal-align="justify" draw:textarea-vertical-align="middle" draw:auto-grow-height="false" fo:min-height="7.999cm" fo:min-width="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2.2cm" fo:min-width="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4.48cm" fo:min-width="3.51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0.75cm" fo:min-width="2.6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ffaa95" draw:textarea-horizontal-align="justify" draw:textarea-vertical-align="middle" draw:auto-grow-height="false" fo:min-height="1.499cm" fo:min-width="2.7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76cm" fo:min-width="2.56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82cm" fo:min-width="1.616cm"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8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5cm" fo:min-width="2.344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5cm" fo:min-width="2.346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rchitecture d’un ordinateur</text:p>
      <text:p text:style-name="Standard"/>
      <text:list xml:id="list2146406921" text:style-name="tfNum_20_I_29_">
        <text:list-item>
          <text:p text:style-name="tfTitre_20_I_29_">Architecture de « Von Neumann »</text:p>
        </text:list-item>
      </text:list>
      <text:p text:style-name="P1"><text:span text:style-name="T2">D</text:span><text:span text:style-name="T1">ans les années 1940, apparaissent les premiers calculateur</text:span><text:span text:style-name="T2">s</text:span><text:span text:style-name="T1"> électronique</text:span><text:span text:style-name="T2">s</text:span><text:span text:style-name="T1">. C</text:span><text:span text:style-name="T2">es</text:span><text:span text:style-name="T1"> calculateur</text:span><text:span text:style-name="T2">s n’ont</text:span><text:span text:style-name="T1"> ni clavier, ni souris, ni écran et il n'y a pas encore de véritables langage</text:span><text:span text:style-name="T2">s</text:span><text:span text:style-name="T1"> de programmation.<text:line-break/></text:span><text:span text:style-name="T2">P</text:span><text:span text:style-name="T1">our exécuter un nouveau programme, il faut manipuler de </text:span><text:span text:style-name="T2">très nombreux</text:span><text:span text:style-name="T1"> interrupteur</text:span><text:span text:style-name="T2">s</text:span><text:span text:style-name="T1"> ou modifier le branchement d'un grand nombre de câbles et cela prend plusieurs heures à toute une équipe.</text:span></text:p>
      <text:p text:style-name="P1"><text:span text:style-name="T1">En 1945, des ingénieurs travaillant sur un nouveau projet d'ordinateur appel</text:span><text:span text:style-name="T2">é EDVAC</text:span><text:span text:style-name="T1"> publie</text:span><text:span text:style-name="T2">nt</text:span><text:span text:style-name="T1"> une note propos</text:span><text:span text:style-name="T2">ant</text:span><text:span text:style-name="T1"> deux innovations majeures qui feront date dans l'histoire de l'informatique et qui seront reprises dans la plupart des projets qui suivront :</text:span></text:p>
      <text:list xml:id="list3816844617" text:style-name="tfPuce">
        <text:list-item>
          <text:p text:style-name="P42"><text:span text:style-name="T2">L</text:span><text:span text:style-name="T1">e programme </text:span><text:span text:style-name="T3">est</text:span><text:span text:style-name="T1"> désormais enregistr</text:span><text:span text:style-name="T2">é</text:span><text:span text:style-name="T1"> dans l</text:span><text:span text:style-name="T3">a</text:span><text:span text:style-name="T1"> mémoire </text:span><text:span text:style-name="T2">et il </text:span><text:span text:style-name="T1">n'y a</text:span><text:span text:style-name="T2">ura donc</text:span><text:span text:style-name="T1"> plus besoin de modifier le câblage de la machine. La mémoire contien</text:span><text:span text:style-name="T3">t</text:span><text:span text:style-name="T1"> donc à la fois le programme et les données.</text:span></text:p>
        </text:list-item>
        <text:list-item>
          <text:p text:style-name="P43"><text:span text:style-name="T1">À l'</text:span><text:span text:style-name="T11">U</text:span><text:span text:style-name="T12">nité </text:span><text:span text:style-name="T11">A</text:span><text:span text:style-name="T12">rithmétique et </text:span><text:span text:style-name="T11">L</text:span><text:span text:style-name="T12">ogique</text:span><text:span text:style-name="T1"> </text:span><text:span text:style-name="T2">(UAL) </text:span><text:span text:style-name="T1">qui fait les calculs, on ajoute une </text:span><text:span text:style-name="T13">U</text:span><text:span text:style-name="T12">nité de </text:span><text:span text:style-name="T13">Contrôle</text:span><text:span text:style-name="T1"> </text:span><text:span text:style-name="T3">(UC), </text:span><text:span text:style-name="T1">qui lit les instructions du programme en mémoire et pilote l'</text:span><text:span text:style-name="T3">UAL</text:span><text:span text:style-name="T1">.</text:span></text:p>
        </text:list-item>
      </text:list>
      <text:p text:style-name="P2"><text:span text:style-name="T1">C’</text:span><text:span text:style-name="T3">est c</text:span><text:span text:style-name="T1">ette nouvelle architecture </text:span><text:span text:style-name="T3">que l’on appelle</text:span><text:span text:style-name="T1"> aujourd'hui</text:span><text:span text:style-name="T3"> </text:span><text:span text:style-name="T1">encore « architecture de V</text:span><text:span text:style-name="T3">o</text:span><text:span text:style-name="T1">n </text:span><text:span text:style-name="T3">Neumann ».</text:span></text:p>
      <text:p text:style-name="P25"/>
      <text:p text:style-name="P26"><draw:g text:anchor-type="as-char" draw:z-index="0" draw:name="Objet de groupe 1" draw:style-name="gr1"><draw:custom-shape draw:style-name="gr18" draw:text-style-name="P57" svg:width="6.002cm" svg:height="10cm" svg:x="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59" svg:width="3.751cm" svg:height="8.25cm" svg:x="0cm" svg:y="0.75cm"><text:p text:style-name="P58"><text:span text:style-name="T29">Mémoire</text:span></text:p><draw:enhanced-geometry svg:viewBox="0 0 21600 21600" draw:type="rectangle" draw:enhanced-path="M 0 0 L 21600 0 21600 21600 0 21600 0 0 Z N"/></draw:custom-shape><draw:custom-shape draw:style-name="gr20" draw:text-style-name="P60" svg:width="4.001cm" svg:height="2.451cm" svg:x="6.5cm" svg:y="0.799cm"><text:p text:style-name="P58"><text:span text:style-name="T29">Unité de Contrôle</text:span></text:p><draw:enhanced-geometry svg:viewBox="0 0 21600 21600" draw:type="rectangle" draw:enhanced-path="M 0 0 L 21600 0 21600 21600 0 21600 0 0 Z N"/></draw:custom-shape><draw:g draw:style-name="gr21"><draw:custom-shape draw:style-name="gr22" draw:text-style-name="P60" svg:width="4.017cm" svg:height="4.732cm" svg:x="6.533cm" svg:y="4.249cm"><text:p text:style-name="P58"><text:span text:style-name="T29">Unité Arithmétique et Logique</text:span></text:p><draw:enhanced-geometry svg:viewBox="0 0 21600 21600" draw:type="rectangle" draw:enhanced-path="M 0 0 L 21600 0 21600 21600 0 21600 0 0 Z N"/></draw:custom-shape><draw:custom-shape draw:style-name="gr23" draw:text-style-name="P61" svg:width="3.125cm" svg:height="1.001cm" svg:x="6.98cm" svg:y="7.699cm"><text:p text:style-name="P58"><text:span text:style-name="T29">Accumulateur</text:span></text:p><draw:enhanced-geometry svg:viewBox="0 0 21600 21600" draw:type="rectangle" draw:enhanced-path="M 0 0 L 21600 0 21600 21600 0 21600 0 0 Z N"/></draw:custom-shape></draw:g><draw:custom-shape draw:style-name="gr24" draw:text-style-name="P59" svg:width="3.25cm" svg:height="1.751cm" svg:x="13.25cm" svg:y="6.299cm"><text:p text:style-name="P58"><text:span text:style-name="T29">Entrées</text:span></text:p><draw:enhanced-geometry svg:viewBox="0 0 21600 21600" draw:type="rectangle" draw:enhanced-path="M 0 0 L 21600 0 21600 21600 0 21600 0 0 Z N"/></draw:custom-shape><draw:custom-shape draw:style-name="gr24" draw:text-style-name="P59" svg:width="3.25cm" svg:height="1.751cm" svg:x="13.25cm" svg:y="8.55cm"><text:p text:style-name="P58"><text:span text:style-name="T29">Sorties</text:span></text:p><draw:enhanced-geometry svg:viewBox="0 0 21600 21600" draw:type="rectangle" draw:enhanced-path="M 0 0 L 21600 0 21600 21600 0 21600 0 0 Z N"/></draw:custom-shape><draw:custom-shape draw:style-name="gr25" draw:text-style-name="P63" svg:width="3.5cm" svg:height="1.251cm" svg:x="3.251cm" svg:y="1.249cm"><text:p text:style-name="P62"><text:span text:style-name="T28">Bus d’adresse</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1"><draw:custom-shape draw:style-name="gr26" draw:text-style-name="P64" svg:width="2.117cm" svg:height="1.833cm" draw:transform="rotate (-1.58912228394084) translate (7.21959722222222cm 2.66644444444444cm)"><text:p/><draw:enhanced-geometry svg:viewBox="0 0 787 799" draw:type="non-primitive" draw:enhanced-path="M 439 12 L 535 102 391 246 252 108 349 12 0 0 12 348 108 258 282 433 282 799 511 799 511 427 685 252 781 348 787 0 439 12 Z N"/></draw:custom-shape><draw:custom-shape draw:style-name="gr25" draw:text-style-name="P63" svg:width="3.5cm" svg:height="1.251cm" svg:x="3.251cm" svg:y="3.082cm"><text:p text:style-name="P62"><text:span text:style-name="T28">Bus de données</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21"><draw:custom-shape draw:style-name="gr27" draw:text-style-name="P65" svg:width="0.75cm" svg:height="1.751cm" svg:x="7.95cm" svg:y="2.898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8" draw:text-style-name="P66" svg:width="1.751cm" svg:height="0.578cm" draw:transform="rotate (1.5707963267949) translate (8.03451388888889cm 4.46484722222222cm)"><draw:text-box><text:p text:style-name="P55"><text:span text:style-name="T30">contrôle</text:span></text:p></draw:text-box></draw:frame></draw:g><draw:g draw:style-name="gr21"><draw:custom-shape draw:style-name="gr27" draw:text-style-name="P65" svg:width="0.75cm" svg:height="1.751cm" draw:transform="rotate (-3.14159265358979) translate (9.84955555555555cm 4.58126388888889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8" draw:text-style-name="P66" svg:width="1.001cm" svg:height="0.578cm" draw:transform="rotate (1.5707963267949) translate (9.18456944444444cm 4.26276388888889cm)"><draw:text-box><text:p text:style-name="P55"><text:span text:style-name="T30">état</text:span></text:p></draw:text-box></draw:frame></draw:g><draw:custom-shape draw:style-name="gr29" draw:text-style-name="P64" svg:width="3.25cm" svg:height="0.569cm" draw:transform="rotate (0.289550122905859) translate (10.2235cm 7.772138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0" draw:text-style-name="P64" svg:width="3.252cm" svg:height="0.565cm" draw:transform="rotate (0.290073721681458) translate (10.2235cm 9.17519444444445cm)"><text:p/><draw:enhanced-geometry svg:viewBox="0 0 21600 21600"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7"/>
      <text:p text:style-name="P27"/>
      <text:p text:style-name="P36"><text:span text:style-name="T18">E</text:span>n savoir plus <text:span text:style-name="T18">sur l’aspect historique</text:span> :</text:p>
      <text:p text:style-name="P35"><text:a xlink:type="simple" xlink:href="https://interstices.info/le-modele-darchitecture-de-von-neumann/" text:style-name="Internet_20_link" text:visited-style-name="Visited_20_Internet_20_Link">https://interstices.info/le-modele-darchitecture-de-von-neumann/</text:a> </text:p>
      <text:list xml:id="list207750773198" text:continue-list="list2146406921" text:style-name="tfNum_20_I_29_">
        <text:list-item>
          <text:p text:style-name="P50"><text:span text:style-name="T3">L</text:span><text:span text:style-name="T1">angage machine et assembleur.</text:span></text:p>
        </text:list-item>
      </text:list>
      <text:p text:style-name="P5"><text:span text:style-name="T1">Un processeur exécute des instructions qui sont des suites de 0 et de </text:span><text:span text:style-name="T4">1.</text:span></text:p>
      <text:p text:style-name="P7"><text:span text:style-name="T4">E</text:span><text:span text:style-name="T1">xemple, avec le </text:span><text:a xlink:type="simple" xlink:href="https://www.peterhigginson.co.uk/AQA/" text:style-name="Internet_20_link" text:visited-style-name="Visited_20_Internet_20_Link"><text:span text:style-name="T1">simulateur </text:span></text:a><text:a xlink:type="simple" xlink:href="https://www.peterhigginson.co.uk/AQA/" text:style-name="Internet_20_link" text:visited-style-name="Visited_20_Internet_20_Link"><text:span text:style-name="T4">AQA</text:span></text:a><text:span text:style-name="T4"> </text:span><text:span text:style-name="T9">pour faire l’addition</text:span><text:span text:style-name="T4"> : </text:span><text:span text:style-name="T9">Registre1+Registre2 vers Registre3</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8">Instruction</text:p>
            <text:p text:style-name="P10">langage machine</text:p>
          </table:table-cell>
          <table:table-cell table:style-name="Tableau1.B1" office:value-type="string">
            <text:p text:style-name="P12">1110 0000 1000</text:p>
          </table:table-cell>
          <table:table-cell table:style-name="Tableau1.B1" office:value-type="string">
            <text:p text:style-name="P14">0001</text:p>
          </table:table-cell>
          <table:table-cell table:style-name="Tableau1.B1" office:value-type="string">
            <text:p text:style-name="P17">0011</text:p>
          </table:table-cell>
          <table:table-cell table:style-name="Tableau1.B1" office:value-type="string">
            <text:p text:style-name="P20">0000 0000</text:p>
          </table:table-cell>
          <table:table-cell table:style-name="Tableau1.F1" office:value-type="string">
            <text:p text:style-name="P22">0010</text:p>
          </table:table-cell>
        </table:table-row>
        <table:table-row>
          <table:table-cell table:style-name="Tableau1.A2" office:value-type="string">
            <text:p text:style-name="P11"/>
          </table:table-cell>
          <table:table-cell table:style-name="Tableau1.B2" office:value-type="string">
            <text:p text:style-name="P13">Addition de registre à registre</text:p>
          </table:table-cell>
          <table:table-cell table:style-name="Tableau1.B2" office:value-type="string">
            <text:p text:style-name="P15">N° reg<text:span text:style-name="T16">istre</text:span></text:p>
            <text:p text:style-name="P16">opérande 1</text:p>
          </table:table-cell>
          <table:table-cell table:style-name="Tableau1.B2" office:value-type="string">
            <text:p text:style-name="P18">N° reg<text:span text:style-name="T16">istre</text:span></text:p>
            <text:p text:style-name="P19">résultat</text:p>
          </table:table-cell>
          <table:table-cell table:style-name="Tableau1.B2" office:value-type="string">
            <text:p text:style-name="P21">Inutilisé</text:p>
          </table:table-cell>
          <table:table-cell table:style-name="Tableau1.F2" office:value-type="string">
            <text:p text:style-name="P23">N° reg<text:span text:style-name="T16">istre</text:span></text:p>
            <text:p text:style-name="P24">opérande 1</text:p>
          </table:table-cell>
        </table:table-row>
        <table:table-row>
          <table:table-cell table:style-name="Tableau1.A3" office:value-type="string">
            <text:p text:style-name="P8">Assembleur</text:p>
          </table:table-cell>
          <table:table-cell table:style-name="Tableau1.B3" table:number-columns-spanned="5" office:value-type="string">
            <text:p text:style-name="P9">add R3, R1, R2</text:p>
          </table:table-cell>
          <table:covered-table-cell/>
          <table:covered-table-cell/>
          <table:covered-table-cell/>
          <table:covered-table-cell/>
        </table:table-row>
      </table:table>
      <text:p text:style-name="P28"/>
      <text:p text:style-name="P3"><text:span text:style-name="T5">L</text:span><text:span text:style-name="T1">es instructions </text:span><text:span text:style-name="T5">acceptées par un processeur </text:span><text:span text:style-name="T1">sont en nombre </text:span><text:span text:style-name="T5">en général </text:span><text:span text:style-name="T1">assez réduit et elles sont directement câbl</text:span><text:span text:style-name="T5">ées</text:span><text:span text:style-name="T1"> dans les différents circuits électroniques du processeur.</text:span></text:p>
      <text:p text:style-name="P3"><text:span text:style-name="T5">O</text:span><text:span text:style-name="T1">n y trouve :</text:span></text:p>
      <text:list xml:id="list207175531752" text:continue-list="list3816844617" text:style-name="tfPuce">
        <text:list-item>
          <text:p text:style-name="P44"><text:span text:style-name="T5">D</text:span><text:span text:style-name="T1">es instructions de transfert de données entre la mémoire et les registres</text:span></text:p>
        </text:list-item>
        <text:list-item>
          <text:p text:style-name="P44"><text:span text:style-name="T5">D</text:span><text:span text:style-name="T1">es opérations arithmétiques </text:span><text:span text:style-name="T5">(</text:span><text:span text:style-name="T1">les </text:span><text:span text:style-name="T8">4</text:span><text:span text:style-name="T1"> opérations</text:span><text:span text:style-name="T5">)</text:span><text:span text:style-name="T1"> ou logique </text:span><text:span text:style-name="T5">(</text:span><text:span text:style-name="T8">opérateurs</text:span><text:span text:style-name="T1"> booléen</text:span><text:span text:style-name="T5">s)</text:span></text:p>
        </text:list-item>
        <text:list-item>
          <text:p text:style-name="P44"><text:span text:style-name="T5">D</text:span><text:span text:style-name="T1">es instructions de contrôle </text:span><text:span text:style-name="T5">(</text:span><text:span text:style-name="T1">branchement, branchement conditionnel,…</text:span><text:span text:style-name="T5">)</text:span></text:p>
        </text:list-item>
      </text:list>
      <text:p text:style-name="P29"/>
      <text:p text:style-name="P29"/>
      <text:list xml:id="list207386285960" text:continue-list="list207750773198" text:style-name="tfNum_20_I_29_">
        <text:list-item>
          <text:p text:style-name="tfTitre_20_I_29_"><text:span text:style-name="T6">L</text:span><text:span text:style-name="T1">'</text:span><text:span text:style-name="T7">U</text:span><text:span text:style-name="T1">nité de </text:span><text:span text:style-name="T7">C</text:span><text:span text:style-name="T1">ontrôle</text:span></text:p>
        </text:list-item>
      </text:list>
      <text:p text:style-name="P6"><text:span text:style-name="T6">L</text:span><text:span text:style-name="T1">'unité de contrôle </text:span><text:span text:style-name="T10">est le chef d’orchestre du processeur. Elle </text:span><text:span text:style-name="T1">exécute </text:span><text:span text:style-name="T6">en permanence </text:span><text:span text:style-name="T1">une boucle sans fin :</text:span></text:p>
      <text:list xml:id="list307776530" text:style-name="tfNum_20_1_29_">
        <text:list-item>
          <text:p text:style-name="P46"><text:span text:style-name="T14">F</text:span><text:span text:style-name="T12">etch :</text:span><text:span text:style-name="T1"> L'unité de contrôle récupère l'adresse mémoire de la prochaine instruction </text:span><text:span text:style-name="T6">à </text:span><text:span text:style-name="T1">exécuter. </text:span><text:span text:style-name="T6">Cette adresse est stockée </text:span><text:span text:style-name="T1">dans le registre PC </text:span><text:span text:style-name="T6">(P</text:span><text:span text:style-name="T1">rogramme </text:span><text:span text:style-name="T6">C</text:span><text:span text:style-name="T1">ounter</text:span><text:span text:style-name="T6">). P</text:span><text:span text:style-name="T1">uis </text:span><text:span text:style-name="T6">elle </text:span><text:span text:style-name="T1">lit en mémoire la valeur de cette instruction et la stock</text:span><text:span text:style-name="T6">e</text:span><text:span text:style-name="T1"> dans le registre </text:span><text:span text:style-name="T6">CIR (Current</text:span><text:span text:style-name="T1"> </text:span><text:span text:style-name="T6">I</text:span><text:span text:style-name="T1">nstruction </text:span><text:span text:style-name="T6">R</text:span><text:span text:style-name="T1">egister</text:span><text:span text:style-name="T6">).</text:span><text:span text:style-name="T1"> </text:span><text:span text:style-name="T8">E</text:span><text:span text:style-name="T1">nsuite, elle incrémente </text:span><text:span text:style-name="T8">le registre </text:span><text:span text:style-name="T1">PC.</text:span></text:p>
        </text:list-item>
        <text:list-item>
          <text:p text:style-name="P46"><text:span text:style-name="T15">De</text:span><text:span text:style-name="T12">code :</text:span><text:span text:style-name="T1"> L'unité de contrôle identifie de quel type d'instruction il s'agit et récupère les données </text:span><text:span text:style-name="T10">sur lesquelles cette instruction doit opérer</text:span><text:span text:style-name="T1"> </text:span><text:span text:style-name="T7">(</text:span><text:span text:style-name="T1">registre, </text:span><text:span text:style-name="T7">valeurs en mémoire…)</text:span></text:p>
        </text:list-item>
        <text:list-item>
          <text:p text:style-name="P46"><text:span text:style-name="T15">E</text:span><text:span text:style-name="T12">xecute :</text:span><text:span text:style-name="T1"> L'unité de contrôle exécute l'instruction. </text:span><text:span text:style-name="T7">P</text:span><text:span text:style-name="T1">ar exemple, s’</text:span><text:span text:style-name="T8">i</text:span><text:span text:style-name="T1">l s'agit d'une multiplication, elle la fait calculer par l’</text:span><text:span text:style-name="T7">UAL</text:span><text:span text:style-name="T1">, s'il s'agit d'un </text:span><text:span text:style-name="T7">branchement</text:span><text:span text:style-name="T1">, elle met à jour la valeur de PC… </text:span></text:p>
        </text:list-item>
      </text:list>
      <text:p text:style-name="P30"/>
      <text:p text:style-name="P30"/>
      <text:list xml:id="list207670661209" text:continue-list="list207386285960" text:style-name="tfNum_20_I_29_">
        <text:list-item>
          <text:p text:style-name="tfTitre_20_I_29_">L’Unité Arithmétique et Logique</text:p>
        </text:list-item>
      </text:list>
      <text:p text:style-name="P4"><text:span text:style-name="T1">L’Unité Arithmétique et Logique s'occupe des calculs </text:span><text:span text:style-name="T7">et contient des circuits spécifiques pour</text:span><text:span text:style-name="T1"> :</text:span></text:p>
      <text:list xml:id="list206610728791" text:continue-list="list207175531752" text:style-name="tfPuce">
        <text:list-item>
          <text:p text:style-name="P45"><text:span text:style-name="T7">E</text:span><text:span text:style-name="T1">xécuter les quatre opérations sur les entier</text:span><text:span text:style-name="T7">s</text:span></text:p>
        </text:list-item>
        <text:list-item>
          <text:p text:style-name="P45"><text:span text:style-name="T7">E</text:span><text:span text:style-name="T1">xécuter les quatre opérations sur les nombres en virgule flottante</text:span></text:p>
        </text:list-item>
        <text:list-item>
          <text:p text:style-name="P45"><text:span text:style-name="T7">F</text:span><text:span text:style-name="T1">aire des comparaisons</text:span></text:p>
        </text:list-item>
        <text:list-item>
          <text:p text:style-name="P45"><text:span text:style-name="T7">Exécuter les différentes f</text:span><text:span text:style-name="T1">onction</text:span><text:span text:style-name="T7">s</text:span><text:span text:style-name="T1"> booléenne</text:span><text:span text:style-name="T7">s</text:span><text:span text:style-name="T1"> </text:span><text:span text:style-name="T7">(</text:span><text:span text:style-name="T1">et, ou</text:span><text:span text:style-name="T7">,</text:span><text:span text:style-name="T1"> non, ou exclusif…</text:span><text:span text:style-name="T7">)</text:span></text:p>
        </text:list-item>
        <text:list-item>
          <text:p text:style-name="P45"><text:span text:style-name="T7">Faire des</text:span><text:span text:style-name="T1"> opérations sur les bits </text:span><text:span text:style-name="T7">(</text:span><text:span text:style-name="T1">décalage à droite ou à gauche...</text:span><text:span text:style-name="T7">)</text:span></text:p>
        </text:list-item>
      </text:list>
      <text:list xml:id="list208167762119" text:continue-list="list207670661209" text:style-name="tfNum_20_I_29_">
        <text:list-item>
          <text:p text:style-name="P50"><text:span text:style-name="T17">L</text:span>a mémoire</text:p>
        </text:list-item>
      </text:list>
      <text:p text:style-name="P31"><text:span text:style-name="T17">L</text:span>a mémoire principale est beaucoup plus l<text:span text:style-name="T17">ente</text:span> que le processeur. <text:span text:style-name="T17">P</text:span>our éviter que <text:span text:style-name="T17">ce dernier</text:span> ne soit trop ralenti par les accès mémoire, <text:span text:style-name="T17">o</text:span>n intercal<text:span text:style-name="T17">e</text:span> une mémoire rapide <text:span text:style-name="T17">(</text:span>m<text:span text:style-name="T17">ais</text:span> ch<text:span text:style-name="T17">ère!)</text:span> appel<text:span text:style-name="T17">é</text:span>e « <text:span text:style-name="T17">mémoire cache »</text:span> où u<text:span text:style-name="T25">n contrôleur de mémoire</text:span> copie les instructions et données qui ont de fortes chances d'être utilisé<text:span text:style-name="T17">es</text:span> prochainement par le processeur.</text:p>
      <text:p text:style-name="P32"><draw:g text:anchor-type="as-char" draw:z-index="1" draw:name="Objet de groupe 2" draw:style-name="gr1"><draw:custom-shape draw:style-name="gr2" draw:text-style-name="P51" svg:width="11.614cm" svg:height="1.999cm" svg:x="1.508cm" svg:y="6.48cm"><text:p/><draw:enhanced-geometry svg:viewBox="0 0 21600 21600" draw:mirror-vertical="true" draw:glue-points="?f6 10800 10800 21600 ?f5 10800 10800 0" draw:text-areas="?f3 ?f3 ?f4 ?f4" draw:type="trapezoid" draw:modifiers="2535.5036740768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 draw:text-style-name="P52" svg:width="3.479cm" svg:height="2.5cm" svg:x="5.56cm" svg:y="0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53" svg:width="8.861cm" svg:height="2.001cm" svg:x="2.88cm" svg:y="4.5cm"><text:p/><draw:enhanced-geometry svg:viewBox="0 0 21600 21600" draw:mirror-vertical="true" draw:glue-points="?f6 10800 10800 21600 ?f5 10800 10800 0" draw:text-areas="?f3 ?f3 ?f4 ?f4" draw:type="trapezoid" draw:modifiers="3347.5917571027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5" draw:text-style-name="P54" svg:width="6.129cm" svg:height="1.99cm" svg:x="4.24cm" svg:y="2.499cm"><text:p/><draw:enhanced-geometry svg:viewBox="0 0 21600 21600" draw:mirror-vertical="true" draw:glue-points="?f6 10800 10800 21600 ?f5 10800 10800 0" draw:text-areas="?f3 ?f3 ?f4 ?f4" draw:type="trapezoid" draw:modifiers="4745.8296596720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6" draw:text-style-name="P56" svg:width="2.003cm" svg:height="0.659cm" svg:x="6.301cm" svg:y="1.603cm"><draw:text-box><text:p text:style-name="P55"><text:span text:style-name="T28">registres</text:span></text:p></draw:text-box></draw:frame><draw:frame draw:style-name="gr7" draw:text-style-name="P56" svg:width="3.137cm" svg:height="0.659cm" svg:x="5.734cm" svg:y="3.21cm"><draw:text-box><text:p text:style-name="P55"><text:span text:style-name="T28">mémoire cache</text:span></text:p></draw:text-box></draw:frame><draw:frame draw:style-name="gr8" draw:text-style-name="P56" svg:width="3.74cm" svg:height="0.659cm" svg:x="5.433cm" svg:y="5.205cm"><draw:text-box><text:p text:style-name="P55"><text:span text:style-name="T28">mémoire principale</text:span></text:p></draw:text-box></draw:frame><draw:frame draw:style-name="gr9" draw:text-style-name="P56" svg:width="7.693cm" svg:height="0.659cm" svg:x="3.457cm" svg:y="7.285cm"><draw:text-box><text:p text:style-name="P55"><text:span text:style-name="T28">mémoire de masse (disques durs, SSD,...)</text:span></text:p></draw:text-box></draw:frame><draw:frame draw:style-name="gr10" draw:text-style-name="P56" svg:width="1.657cm" svg:height="0.659cm" svg:x="9.003cm" svg:y="1.605cm"><draw:text-box><text:p text:style-name="P55"><text:span text:style-name="T28">&lt; 1 Ko</text:span></text:p></draw:text-box></draw:frame><draw:frame draw:style-name="gr11" draw:text-style-name="P56" svg:width="2.71cm" svg:height="0.659cm" svg:x="10.273cm" svg:y="3.212cm"><draw:text-box><text:p text:style-name="P55"><text:span text:style-name="T28">quelques Mo</text:span></text:p></draw:text-box></draw:frame><draw:frame draw:style-name="gr12" draw:text-style-name="P56" svg:width="2.694cm" svg:height="0.659cm" svg:x="11.7cm" svg:y="5.207cm"><draw:text-box><text:p text:style-name="P55"><text:span text:style-name="T28">quelques Go</text:span></text:p></draw:text-box></draw:frame><draw:frame draw:style-name="gr13" draw:text-style-name="P56" svg:width="2.58cm" svg:height="0.659cm" svg:x="13.074cm" svg:y="7.287cm"><draw:text-box><text:p text:style-name="P55"><text:span text:style-name="T28">quelques To</text:span></text:p></draw:text-box></draw:frame><draw:frame draw:style-name="gr14" draw:text-style-name="P56" svg:width="1.26cm" svg:height="0.659cm" svg:x="4.032cm" svg:y="1.605cm"><draw:text-box><text:p text:style-name="P55"><text:span text:style-name="T28">1 ns</text:span></text:p></draw:text-box></draw:frame><draw:frame draw:style-name="gr15" draw:text-style-name="P56" svg:width="1.472cm" svg:height="0.659cm" svg:x="2.708cm" svg:y="3.212cm"><draw:text-box><text:p text:style-name="P55"><text:span text:style-name="T28">10 ns</text:span></text:p></draw:text-box></draw:frame><draw:frame draw:style-name="gr16" draw:text-style-name="P56" svg:width="1.684cm" svg:height="0.659cm" svg:x="1.111cm" svg:y="5.207cm"><draw:text-box><text:p text:style-name="P55"><text:span text:style-name="T28">100 ns</text:span></text:p></draw:text-box></draw:frame><draw:frame draw:style-name="gr17" draw:text-style-name="P56" svg:width="1.562cm" svg:height="0.713cm" svg:x="0cm" svg:y="7.287cm"><draw:text-box><text:p text:style-name="P55"><text:span text:style-name="T28">5 ms</text:span></text:p></draw:text-box></draw:frame></draw:g></text:p>
      <text:p text:style-name="P31"/>
      <text:p text:style-name="P38">On distingue <text:span text:style-name="T22">également</text:span> :</text:p>
      <text:p text:style-name="P38">La mémoire <text:span text:style-name="T21">vive</text:span> ou <text:span text:style-name="T21">volatile</text:span> appelée également <text:span text:style-name="T21">RAM</text:span> (Random Access Memory) dont le contenu est perdu dès que l’ordinateur est éteint.</text:p>
      <text:p text:style-name="P38">La mémoire <text:span text:style-name="T21">morte</text:span> ou <text:span text:style-name="T21">non volatile</text:span> appelée également <text:span text:style-name="T21">ROM</text:span> (Read Only Memory) dont le contenu n<text:span text:style-name="T20">e s’efface pas lorsque l’ordinateur est éteint. </text:span><text:span text:style-name="T22">Par exemple, le programme qui se lance au démarrage de l’ordinateur (BIOS ou UEFI) est stocké en mémoire morte et il a notamment pour rôle d’aller chercher sur le disque dur les fichiers de démarrage du système d’exploitation de l’ordinateur pour les copier dans la mémoire vive.</text:span></text:p>
      <text:p text:style-name="P39"/>
      <text:p text:style-name="P39"/>
      <text:list xml:id="list207065737393" text:continue-numbering="true" text:style-name="tfNum_20_I_29_">
        <text:list-item>
          <text:p text:style-name="tfTitre_20_I_29_"><text:span text:style-name="T17">L</text:span>'horloge</text:p>
        </text:list-item>
      </text:list>
      <text:p text:style-name="P31"><text:span text:style-name="T17">L</text:span>e processeur e<text:span text:style-name="T17">s</text:span>t cadencé par une horloge. <text:span text:style-name="T17">A</text:span> chaque impulsion de cette horloge, <text:span text:style-name="T17">il</text:span> exécute une instruction ou une partie d'instruction. La durée entre deux impulsion<text:span text:style-name="T17">s</text:span> e<text:span text:style-name="T17">s</text:span>t choisi<text:span text:style-name="T17">e</text:span> pour laisser le temps aux signaux électriques de se propager dans tout le processeur.</text:p>
      <text:p text:style-name="P40">Si l’on augmente la fréquence de l’horloge (overclocking), le processeur calcule plus vite mais risque de faire des erreurs car les signaux n’auront pas toujours le temps d’arriver au bon endroit. De plus, les transistors utilisés dans les circuits intégrés consomment surtout au moment ou ils « commutent » c’est à dire passent du niveau électrique 0 à 1 ou 1 à 0. Plus un processeur va vite, plus ses transistors commutent souvent, plus le processeur chauffe et peut même être détruit !</text:p>
      <text:p text:style-name="P31"/>
      <text:p text:style-name="P31"/>
      <text:list xml:id="list207251288147" text:continue-numbering="true" text:style-name="tfNum_20_I_29_">
        <text:list-item>
          <text:p text:style-name="P50">Quelques ordres de grandeur</text:p>
        </text:list-item>
      </text:list>
      <text:p text:style-name="P31"><text:span text:style-name="T17">Exemple avec </text:span><text:span text:style-name="T24">un</text:span><text:span text:style-name="T17"> processeur Intel® Core™ i5</text:span> :</text:p>
      <text:list xml:id="list207421890386" text:continue-list="list206610728791" text:style-name="tfPuce">
        <text:list-item>
          <text:p text:style-name="P47">Jeu d’instructions : x86-64 (environ 200 instructions)</text:p>
        </text:list-item>
        <text:list-item>
          <text:p text:style-name="P47">Nombre de transistors : 1,3 milliards</text:p>
        </text:list-item>
        <text:list-item>
          <text:p text:style-name="P47"><text:span text:style-name="T23">R</text:span>egistres : <text:span text:style-name="T23">Une vingtaine de registres</text:span> 64 bits</text:p>
        </text:list-item>
        <text:list-item>
          <text:p text:style-name="P47">Fréquence d’horloge : 4 Ghz</text:p>
        </text:list-item>
        <text:list-item>
          <text:p text:style-name="P48">Mémoire cache : <text:span text:style-name="T26">24</text:span> Mo</text:p>
        </text:list-item>
        <text:list-item>
          <text:p text:style-name="P47">Nombre de cœurs : <text:span text:style-name="T27">10</text:span></text:p>
        </text:list-item>
        <text:list-item>
          <text:p text:style-name="P47">Précision de la gravure : 1<text:span text:style-name="T26">0</text:span> nm</text:p>
        </text:list-item>
        <text:list-item>
          <text:p text:style-name="P48">Prix : 200 €</text:p>
        </text:list-item>
      </text:list>
      <text:p text:style-name="P34"/>
      <text:p text:style-name="P34"/>
      <text:p text:style-name="P37">En savoir plus :</text:p>
      <text:list xml:id="list208018346198" text:continue-numbering="true" text:style-name="tfPuce">
        <text:list-item>
          <text:p text:style-name="P49"><text:span text:style-name="T19">Sur les circuits intégrés en général : </text:span><text:a xlink:type="simple" xlink:href="https://www.youtube.com/watch?v=ee-LhNZPZ1U" text:style-name="Internet_20_link" text:visited-style-name="Visited_20_Internet_20_Link">https://www.youtube.com/watch?v=ee-LhNZPZ1U</text:a> </text:p>
        </text:list-item>
        <text:list-item>
          <text:p text:style-name="P49"><text:span text:style-name="T19">Sur la fabrication des processeurs :</text:span> <text:s/><text:a xlink:type="simple" xlink:href="https://www.youtube.com/watch?v=NFr-WyytNfo" text:style-name="Internet_20_link" text:visited-style-name="Visited_20_Internet_20_Link">https://www.youtube.com/watch?v=NFr-WyytNfo</text:a> </text:p>
        </text:list-item>
      </text:list>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Normal"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Normal" style:font-family-generic="swiss"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1-21T23:51:54.725522037</dc:date>
    <meta:editing-duration>PT16H31M47S</meta:editing-duration>
    <meta:editing-cycles>144</meta:editing-cycles>
    <meta:document-statistic meta:table-count="1" meta:image-count="0" meta:object-count="0" meta:page-count="4" meta:paragraph-count="69" meta:word-count="886" meta:character-count="5507" meta:non-whitespace-character-count="4713"/>
  </office:meta>
</office:document-meta>
</file>